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2cm"/>
    </style:style>
    <style:style style:name="co2" style:family="table-column">
      <style:table-column-properties fo:break-before="auto" style:column-width="5.823cm"/>
    </style:style>
    <style:style style:name="co3" style:family="table-column">
      <style:table-column-properties fo:break-before="auto" style:column-width="4.676cm"/>
    </style:style>
    <style:style style:name="co4" style:family="table-column">
      <style:table-column-properties fo:break-before="auto" style:column-width="5.992cm"/>
    </style:style>
    <style:style style:name="co5" style:family="table-column">
      <style:table-column-properties fo:break-before="auto" style:column-width="5.935cm"/>
    </style:style>
    <style:style style:name="co6" style:family="table-column">
      <style:table-column-properties fo:break-before="auto" style:column-width="4.928cm"/>
    </style:style>
    <style:style style:name="co7" style:family="table-column">
      <style:table-column-properties fo:break-before="auto" style:column-width="5.79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455cm" fo:break-before="auto" style:use-optimal-row-height="false"/>
    </style:style>
    <style:style style:name="ro3" style:family="table-row">
      <style:table-row-properties style:row-height="1.053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5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Ubuntu" style:font-family-generic="swis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0.5pt" style:language-asian="zh" style:country-asian="CN" style:font-style-asian="normal" style:font-weight-asian="normal" style:font-family-complex="'Lohit Hindi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6" table:default-cell-style-name="Default"/>
        <table:table-row table:style-name="ro1">
          <table:table-cell table:style-name="ce6" office:value-type="string" calcext:value-type="string">
            <text:p>Suivi des Actions - Gestionnaires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A / SA</text:p>
          </table:table-cell>
          <table:table-cell table:style-name="ce10" office:value-type="string" calcext:value-type="string">
            <text:p>Titre de l'action ou de la sous-action</text:p>
          </table:table-cell>
          <table:table-cell table:style-name="ce10" office:value-type="string" calcext:value-type="string">
            <text:p>Mandataire(s)</text:p>
          </table:table-cell>
          <table:table-cell table:style-name="ce10" office:value-type="string" calcext:value-type="string">
            <text:p>Etat</text:p>
          </table:table-cell>
          <table:table-cell table:style-name="ce10" office:value-type="string" calcext:value-type="string">
            <text:p>Porteur</text:p>
          </table:table-cell>
          <table:table-cell table:style-name="ce10" office:value-type="string" calcext:value-type="string">
            <text:p>Échéance</text:p>
          </table:table-cell>
          <table:table-cell table:style-name="ce10" office:value-type="string" calcext:value-type="string">
            <text:p>Progression</text:p>
          </table:table-cell>
          <table:table-cell table:style-name="ce10" office:value-type="string" calcext:value-type="string">
            <text:p>Constat</text:p>
          </table:table-cell>
          <table:table-cell table:style-name="ce5" table:number-columns-repeated="1016"/>
        </table:table-row>
        <table:table-row table:style-name="ro3">
          <table:table-cell table:style-name="ce2" table:formula="of:=&quot;view.acronym&quot;" office:value-type="string" office:string-value="view.acronym" calcext:value-type="string">
            <office:annotation draw:style-name="gr1" draw:text-style-name="P2" svg:width="2.899cm" svg:height="4.953cm" svg:x="2.691cm" svg:y="0.567cm" draw:caption-point-x="-0.61cm" draw:caption-point-y="1.51cm">
              <dc:creator>fngaha</dc:creator>
              <dc:date>2021-06-02T00:00:00</dc:date>
              <text:p text:style-name="P1"><text:span text:style-name="T1">do row for view </text:span><text:span text:style-name="T1">in </text:span><text:span text:style-name="T1">[brain.getObject(</text:span><text:span text:style-name="T1">).unrestrictedTra</text:span><text:span text:style-name="T1">verse('@@docum</text:span><text:span text:style-name="T1">ent_generation_h</text:span><text:span text:style-name="T1">elper_view') for </text:span><text:span text:style-name="T1">brain in brains if </text:span><text:span text:style-name="T1">brain.portal_type </text:span><text:span text:style-name="T1">in ('pstaction', </text:span><text:span text:style-name="T1">'pstsubaction')]</text:span></text:p>
            </office:annotation>
            <text:p>view.acronym</text:p>
          </table:table-cell>
          <table:table-cell table:style-name="ce3" table:formula="of:=&quot;view.real_context.Title()&quot;" office:value-type="string" office:string-value="view.real_context.Title()" calcext:value-type="string">
            <text:p>view.real_context.Title()</text:p>
          </table:table-cell>
          <table:table-cell table:style-name="ce3" table:formula="of:=&quot;view.display_voc('representative_responsible')&quot;" office:value-type="string" office:string-value="view.display_voc('representative_responsible')" calcext:value-type="string">
            <text:p>view.display_voc('representative_responsible')</text:p>
          </table:table-cell>
          <table:table-cell table:style-name="ce3" table:formula="of:=&quot;view.get_state()&quot;" office:value-type="string" office:string-value="view.get_state()" calcext:value-type="string">
            <text:p>view.get_state()</text:p>
          </table:table-cell>
          <table:table-cell table:style-name="ce3" table:formula="of:=&quot;view.display_voc('responsible')&quot;" office:value-type="string" office:string-value="view.display_voc('responsible')" calcext:value-type="string">
            <text:p>view.display_voc('responsible')</text:p>
          </table:table-cell>
          <table:table-cell table:style-name="ce3" table:formula="of:=&quot;view.display_date('planned_end_date')&quot;" office:value-type="string" office:string-value="view.display_date('planned_end_date')" calcext:value-type="string">
            <text:p>view.display_date('planned_end_date')</text:p>
          </table:table-cell>
          <table:table-cell table:style-name="ce3" table:formula="of:=&quot;view.real_context.progress&quot;" office:value-type="string" office:string-value="view.real_context.progress" calcext:value-type="string">
            <text:p>view.real_context.progress</text:p>
          </table:table-cell>
          <table:table-cell table:style-name="ce3" table:formula="of:=&quot;view.display_html_as_text('observation')&quot;" office:value-type="string" office:string-value="view.display_html_as_text('observation')" calcext:value-type="string">
            <text:p>view.display_html_as_text('observation'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/>
      <number:text>/</number:text>
      <number:month number:style="long"/>
      <number:text>/</number:text>
      <number:year number:style="long"/>
    </number:date-style>
    <number:date-style style:name="N114">
      <number:day/>
      <number:text>-</number:text>
      <number:month number:textual="true"/>
      <number:text>-</number:text>
      <number:year/>
    </number:date-style>
    <number:date-style style:name="N115">
      <number:day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9">
      <number:hours/>
      <number:text>:</number:text>
      <number:minutes number:style="long"/>
    </number:time-style>
    <number:time-style style:name="N120">
      <number:hours/>
      <number:text>:</number:text>
      <number:minutes number:style="long"/>
      <number:text>:</number:text>
      <number:seconds number:style="long"/>
    </number:time-style>
    <number:date-style style:name="N121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15:34:42.248860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Cindy</meta:initial-creator>
    <meta:creation-date>2021-04-27T13:08:02</meta:creation-date>
    <dc:date>2021-06-02T15:35:13.035151258</dc:date>
    <meta:generator>LibreOffice/7.0.2.2$Linux_X86_64 LibreOffice_project/00$Build-2</meta:generator>
    <meta:editing-duration>P1DT5H22M59S</meta:editing-duration>
    <meta:editing-cycles>29</meta:editing-cycles>
    <meta:document-statistic meta:table-count="1" meta:cell-count="1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